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diecisiete</text:span></text:span><text:span text:style-name="Fuente_20_de_20_párrafo_20_predeter."><text:span text:style-name="T14"> </text:span></text:span><text:span text:style-name="Fuente_20_de_20_párrafo_20_predeter."><text:span text:style-name="T16">(17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Séptiembre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JEFE DE LA DIVISIÓN DE ADMINISTRACIóN Y TESORERIA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  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/></text:span><text:span text:style-name="Fuente_20_de_20_párrafo_20_predeter."><text:span text:style-name="T4">,actuando en su carácter de </text:span></text:span><text:span text:style-name="Fuente_20_de_20_párrafo_20_predeter."><text:span text:style-name="T3">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diecisiete </text:span></text:span><text:span text:style-name="Fuente_20_de_20_párrafo_20_predeter."><text:span text:style-name="T20">(17)</text:span></text:span><text:span text:style-name="Fuente_20_de_20_párrafo_20_predeter."><text:span text:style-name="T8"> del mes de </text:span></text:span><text:span text:style-name="Fuente_20_de_20_párrafo_20_predeter."><text:span text:style-name="T21">Séptiembre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UESTOS Y ACCESORIOS PARA  EQUIPOS DE TRANSPORTE-AMORTIGUADORES DELANTEROS PARA GRAND VITAR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UESTOS Y ACCESORIOS PARA  EQUIPOS DE TRANSPORTE-AMORTIGUADORES TRASEROS PARA GRAND VITAR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UESTOS Y ACCESORIOS PARA  EQUIPOS DE TRANSPORTE-AMORTIGUADORES DELANTEROS PARA LUVD MAX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UESTOS MAYORES PARA EQUIPOS DE TRANSPORTE, TRACCIÃN Y ELEVACIÃN-KIT DE CADENA DE TIEMPO PARA GRAND VITAR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PEROZO MOTORS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diecisiete</text:span></text:span><text:span text:style-name="T9"> de </text:span><text:span text:style-name="Fuente_20_de_20_párrafo_20_predeter."><text:span text:style-name="T22">Séptiembre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RENA CAROLINA SALAS VÁSQUEZ</text:p>
            <text:p text:style-name="P12">JEFE DE LA DIVISIÓN DE ADMINISTRACIóN Y TESORERIA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  </text:p>
            <text:p text:style-name="P12"/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